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9">
      <style:paragraph-properties fo:margin-top="0in" fo:margin-bottom="0in"/>
    </style:style>
    <style:style style:name="P18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Address:</text:span> Calle Grilo 13, 1ºB, 29007 Málaga, Spain</text:p>
        </text:list-item>
        <text:list-item>
          <text:p text:style-name="P2"><text:span text:style-name="T11">Phone:</text:span> +34 655 52 79 11</text:p>
        </text:list-item>
        <text:list-item>
          <text:p text:style-name="P2"><text:span text:style-name="T12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3">Personal</text:span><text:span text:style-name="T14"> </text:span><text:span text:style-name="T15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6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7">Date</text:span><text:span text:style-name="T18"> </text:span><text:span text:style-name="T19">of</text:span><text:span text:style-name="T20"> </text:span><text:span text:style-name="T21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ing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2">Master</text:span><text:span text:style-name="T23"> </text:span><text:span text:style-name="T24">in</text:span><text:span text:style-name="T25"> </text:span><text:span text:style-name="T26">Software</text:span><text:span text:style-name="T27"> </text:span><text:span text:style-name="T28">Engineer</text:span><text:span text:style-name="T29"> </text:span><text:span text:style-name="T30">and</text:span><text:span text:style-name="T31"> </text:span><text:span text:style-name="T32">Artificial</text:span><text:span text:style-name="T33"> </text:span><text:span text:style-name="T34">Intelligence</text:span>, Universidad de Málaga.</text:p>
        </text:list-item>
        <text:list-item>
          <text:p text:style-name="P3">2002 – 2007 <text:span text:style-name="T35">Computer</text:span><text:span text:style-name="T36"> </text:span><text:span text:style-name="T37">and</text:span><text:span text:style-name="T38"> </text:span><text:span text:style-name="T39">Software</text:span><text:span text:style-name="T40"> </text:span><text:span text:style-name="T41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2014 – 2015 <text:span text:style-name="T42">Axafone</text:span>, <text:span text:style-name="T43">Consultant</text:span>.</text:p>
          <text:list text:style-name="L4">
            <text:list-item>
              <text:p text:style-name="P6">Web technology consultancy.</text:p>
            </text:list-item>
            <text:list-item>
              <text:p text:style-name="P6">Customized web crawlers.</text:p>
            </text:list-item>
            <text:list-item>
              <text:p text:style-name="P6">Speaker.</text:p>
            </text:list-item>
          </text:list>
        </text:list-item>
        <text:list-item>
          <text:p text:style-name="P5">2013 – 2014 <text:span text:style-name="T44">CursosDeSEO</text:span>, <text:span text:style-name="T45">Entrepreneur,</text:span><text:span text:style-name="T46"> </text:span><text:span text:style-name="T47">DevOps</text:span>.</text:p>
          <text:p text:style-name="P7">Search engine of courses from different platforms and formats.</text:p>
        </text:list-item>
        <text:list-item>
          <text:p text:style-name="P5">2011 – 2013 <text:span text:style-name="T48">Melomics</text:span><text:span text:style-name="T49"> </text:span><text:span text:style-name="T50">Media</text:span>, <text:span text:style-name="T51">DevOps,</text:span><text:span text:style-name="T52"> </text:span><text:span text:style-name="T53">System</text:span><text:span text:style-name="T54"> </text:span><text:span text:style-name="T55">Administrator</text:span>.</text:p>
          <text:list text:style-name="L5">
            <text:list-item>
              <text:p text:style-name="P8">Server side development and deploy of a massive online music repository, with searches, streaming, purchases and public API.</text:p>
            </text:list-item>
            <text:list-item>
              <text:p text:style-name="P8">Administration of several Debian servers.</text:p>
            </text:list-item>
            <text:list-item>
              <text:p text:style-name="P8">Development and deploy of automatic video edition software with additional post-processing capacities as chroma key, effects, titles, subtitles, publishing,...</text:p>
            </text:list-item>
          </text:list>
        </text:list-item>
        <text:list-item>
          <text:p text:style-name="P5">2009 – 2011 <text:span text:style-name="T56">Universidad</text:span><text:span text:style-name="T57"> </text:span><text:span text:style-name="T58">de</text:span><text:span text:style-name="T59"> </text:span><text:span text:style-name="T60">Málaga</text:span>, <text:span text:style-name="T61">Researcher</text:span>.</text:p>
          <text:p text:style-name="P9">Computer vision research in the department of <text:span text:style-name="T62">“Computational</text:span><text:span text:style-name="T63"> </text:span><text:span text:style-name="T64">Intelligence</text:span><text:span text:style-name="T65"> </text:span><text:span text:style-name="T66">and</text:span><text:span text:style-name="T67"> </text:span><text:span text:style-name="T68">Image</text:span><text:span text:style-name="T69"> </text:span><text:span text:style-name="T70">Analysis”</text:span>, managed by José Muñoz Perez and Enrique Dominguez Merino.</text:p>
        </text:list-item>
        <text:list-item>
          <text:p text:style-name="P5">2007 – 2009 <text:span text:style-name="T71">Tedial</text:span><text:span text:style-name="T72"> </text:span><text:span text:style-name="T73">S.L.</text:span>, <text:span text:style-name="T74">Software</text:span><text:span text:style-name="T75"> </text:span><text:span text:style-name="T76">Developer,</text:span><text:span text:style-name="T77"> </text:span><text:span text:style-name="T78">System</text:span><text:span text:style-name="T79"> </text:span><text:span text:style-name="T80">Administrator</text:span>.</text:p>
          <text:list text:style-name="L6">
            <text:list-item>
              <text:p text:style-name="P10">Server-side media storage technologies.</text:p>
            </text:list-item>
            <text:list-item>
              <text:p text:style-name="P10">Authentication, authorization, and access control.</text:p>
            </text:list-item>
            <text:list-item>
              <text:p text:style-name="P10">Management of surveillance cameras.</text:p>
            </text:list-item>
            <text:list-item>
              <text:p text:style-name="P10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81">Novasoft</text:span>, <text:span text:style-name="T82">Software</text:span><text:span text:style-name="T83"> </text:span><text:span text:style-name="T84">and</text:span><text:span text:style-name="T85"> </text:span><text:span text:style-name="T86">Web</text:span><text:span text:style-name="T87"> </text:span><text:span text:style-name="T88">Developer</text:span>.</text:p>
          <text:p text:style-name="P11">Educational video games.</text:p>
        </text:list-item>
      </text:list>
      <text:h text:style-name="Heading_20_1" text:outline-level="1">Master Thesis</text:h>
      <text:p text:style-name="Definition_20_Term"><text:span text:style-name="T89">Title:</text:span></text:p>
      <text:p text:style-name="Definition_20_Definition"><text:span text:style-name="T90">“Shape</text:span><text:span text:style-name="T91"> </text:span><text:span text:style-name="T92">recognition</text:span><text:span text:style-name="T93"> </text:span><text:span text:style-name="T94">through</text:span><text:span text:style-name="T95"> </text:span><text:span text:style-name="T96">new</text:span><text:span text:style-name="T97"> </text:span><text:span text:style-name="T98">convexity</text:span><text:span text:style-name="T99"> </text:span><text:span text:style-name="T100">descriptors”</text:span></text:p>
      <text:p text:style-name="Definition_20_Term"><text:span text:style-name="T101">Supervisors:</text:span></text:p>
      <text:p text:style-name="Definition_20_Definition">José Muñoz Perez, Enrique Dominguez Merino</text:p>
      <text:p text:style-name="Definition_20_Term"><text:span text:style-name="T102">Description:</text:span></text:p>
      <text:p text:style-name="Definition_20_Definition">For this project several new convexity descriptors were devised. Then they were tested in the recognition of the <text:span text:style-name="T103">American</text:span><text:span text:style-name="T104"> </text:span><text:span text:style-name="T105">Sign</text:span><text:span text:style-name="T106"> </text:span><text:span text:style-name="T107">Language</text:span> used by deaf people.</text:p>
      <text:h text:style-name="Heading_20_1" text:outline-level="1">Bachelor Thesis</text:h>
      <text:p text:style-name="Definition_20_Term"><text:span text:style-name="T108">Title:</text:span></text:p>
      <text:p text:style-name="Definition_20_Definition"><text:span text:style-name="T109">“A</text:span><text:span text:style-name="T110"> </text:span><text:span text:style-name="T111">Video</text:span><text:span text:style-name="T112"> </text:span><text:span text:style-name="T113">Surveillance</text:span><text:span text:style-name="T114"> </text:span><text:span text:style-name="T115">System</text:span><text:span text:style-name="T116"> </text:span><text:span text:style-name="T117">for</text:span><text:span text:style-name="T118"> </text:span><text:span text:style-name="T119">Fall</text:span><text:span text:style-name="T120"> </text:span><text:span text:style-name="T121">Detection”</text:span></text:p>
      <text:p text:style-name="Definition_20_Term"><text:span text:style-name="T122">Supervisors:</text:span></text:p>
      <text:p text:style-name="Definition_20_Definition">José Muñoz Perez</text:p>
      <text:p text:style-name="Definition_20_Term"><text:span text:style-name="T123">Description:</text:span></text:p>
      <text:p text:style-name="Definition_20_Definition">Development of a video surveillance software to automatically detect the fall of persons.</text:p>
      <text:h text:style-name="Heading_20_1" text:outline-level="1">Free Software Projects</text:h>
      <text:list text:style-name="L7">
        <text:list-item>
          <text:p text:style-name="P12">Since 2014 <text:span text:style-name="T124">WooDPD</text:span>, <text:a xlink:type="simple" xlink:href="http://woodpdplugin.com" office:name=""><text:span text:style-name="Definition">http://woodpdplugin.com</text:span></text:a>.</text:p>
          <text:p text:style-name="P13">WordPress Plugin to integrate DPD purchases in WooCommerce.</text:p>
        </text:list-item>
        <text:list-item>
          <text:p text:style-name="P12">Since 2013 <text:span text:style-name="T125">OrigamiPress</text:span>, <text:a xlink:type="simple" xlink:href="http://origamipress.com" office:name=""><text:span text:style-name="Definition">http://origamipress.com</text:span></text:a>.</text:p>
          <text:p text:style-name="P14">Blog tool, publishing platform, and CMS developed in Python. Yet to be published.</text:p>
        </text:list-item>
        <text:list-item>
          <text:p text:style-name="P12">Since 2017 <text:span text:style-name="T126">cvBlob</text:span>, <text:a xlink:type="simple" xlink:href="http://woodpdplugin.com" office:name=""><text:span text:style-name="Definition">http://woodpdplugin.com</text:span></text:a>.</text:p>
          <text:p text:style-name="P15">Blob library for OpenCV, widely used in computer vision and robotic research.</text:p>
        </text:list-item>
      </text:list>
      <text:h text:style-name="Heading_20_1" text:outline-level="1">Languages</text:h>
      <text:list text:style-name="L8">
        <text:list-item>
          <text:p text:style-name="P16"><text:span text:style-name="T127">Spanish</text:span> Native</text:p>
        </text:list-item>
        <text:list-item>
          <text:p text:style-name="P16"><text:span text:style-name="T128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29">Languages:</text:span></text:p>
      <text:p text:style-name="Definition_20_Definition_20_Tight">C, C++, Python, Java, Bash, HTML5, CSS, JSON, JavaScript, PHP, ASP, Delphi, Octave, Matlab, ActionScript, Assembly (Intel x86, AT&amp;T).</text:p>
      <text:p text:style-name="Definition_20_Term_20_Tight"><text:span text:style-name="T130">Databases:</text:span></text:p>
      <text:p text:style-name="Definition_20_Definition_20_Tight">Oracle, MySQL, MongoDB, Redis, Memcached.</text:p>
      <text:p text:style-name="Definition_20_Term_20_Tight"><text:span text:style-name="T131">Web</text:span><text:span text:style-name="T132"> </text:span><text:span text:style-name="T133">servers:</text:span></text:p>
      <text:p text:style-name="Definition_20_Definition_20_Tight">Apache, Nginx.</text:p>
      <text:p text:style-name="Definition_20_Term_20_Tight"><text:span text:style-name="T134">Environments:</text:span></text:p>
      <text:p text:style-name="Definition_20_Definition_20_Tight">Vim, GDB, Make, CMake, KDevelop, Eclipse, Visual Studio. Mercurial, Git, Subversion, CVS.</text:p>
      <text:p text:style-name="Definition_20_Term_20_Tight"><text:span text:style-name="T135">Frameworks:</text:span></text:p>
      <text:p text:style-name="Definition_20_Definition_20_Tight">Pyramid, web.py, Elasticsearch, Scrapy, Bootstrap, Mako, Supervisor, Celery, Cornice, WordPress, OpenCV, OpenGL, OAuth.</text:p>
      <text:p text:style-name="Definition_20_Term_20_Tight"><text:span text:style-name="T136">APIs:</text:span></text:p>
      <text:p text:style-name="Definition_20_Definition_20_Tight">PayPal, Google Wallet, Braintree.</text:p>
      <text:p text:style-name="Definition_20_Term_20_Tight"><text:span text:style-name="T137">SO:</text:span></text:p>
      <text:p text:style-name="Definition_20_Definition_20_Tight">GNU/Linux (SuSE Enterprise Server, Debian, Ubuntu), Windows.</text:p>
      <text:p text:style-name="Definition_20_Term_20_Tight"><text:span text:style-name="T138">Others:</text:span></text:p>
      <text:p text:style-name="Definition_20_Definition_20_Tight">LaTeX, Doxygen, LibreOffice, Inkscape, Gimp, Krita, Photoshop, Flash, Dreamweaver, VMWare.</text:p>
      <text:h text:style-name="Heading_20_2" text:outline-level="2">Personal skills</text:h>
      <text:h text:style-name="Heading_20_3" text:outline-level="3">Engineering:</text:h>
      <text:list text:style-name="L9">
        <text:list-item>
          <text:p text:style-name="P17">Ability to find creative solutions.</text:p>
        </text:list-item>
        <text:list-item>
          <text:p text:style-name="P17">Strong analytical, able to anticipate issues, resolve concerns and improve efficiency.</text:p>
        </text:list-item>
        <text:list-item>
          <text:p text:style-name="P17">Good software engineering skills.</text:p>
        </text:list-item>
        <text:list-item>
          <text:p text:style-name="P17">Care of coding standards.</text:p>
        </text:list-item>
        <text:list-item>
          <text:p text:style-name="P17">Eager to learn and develop new skills.</text:p>
        </text:list-item>
      </text:list>
      <text:h text:style-name="Heading_20_3" text:outline-level="3">Others:</text:h>
      <text:list text:style-name="L10">
        <text:list-item>
          <text:p text:style-name="P18">Ability to work without direct supervision.</text:p>
        </text:list-item>
        <text:list-item>
          <text:p text:style-name="P18">Skilled in building excellent rapport with team members and clients.</text:p>
        </text:list-item>
        <text:list-item>
          <text:p text:style-name="P18">Great verbal and written communication skills (wide experience in both Spanish and English).</text:p>
        </text:list-item>
        <text:list-item>
          <text:p text:style-name="P18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developing compilers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